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J</mi>
        <mi>v</mi>
      </msub>
      <mrow>
        <mo stretchy="false">(</mo>
        <mrow>
          <mi>z</mi>
        </mrow>
        <mo stretchy="false">)</mo>
      </mrow>
      <mrow>
        <mi/>
        <mo stretchy="false">=</mo>
        <mi/>
      </mrow>
      <msup>
        <mfenced open="(" close=")">
          <mrow>
            <mfrac>
              <mi>z</mi>
              <mn>2</mn>
            </mfrac>
          </mrow>
        </mfenced>
        <mi>v</mi>
      </msup>
      <mi/>
      <mrow>
        <munderover>
          <mo stretchy="false">∑</mo>
          <mrow>
            <mrow>
              <mi>k</mi>
              <mo stretchy="false">=</mo>
              <mn>0</mn>
            </mrow>
          </mrow>
          <mo stretchy="false">∞</mo>
        </munderover>
        <mi/>
      </mrow>
      <mfrac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</mrow>
        <mrow>
          <mi>k</mi>
          <mtext>!</mtext>
          <mi/>
          <mo stretchy="false">Γ</mo>
          <mrow>
            <mo stretchy="false">(</mo>
            <mrow>
              <mi>k</mi>
              <mrow>
                <mi/>
                <mo stretchy="false">+</mo>
                <mi/>
              </mrow>
              <mi>v</mi>
              <mrow>
                <mi/>
                <mo stretchy="false">+</mo>
                <mi/>
              </mrow>
              <mn>1</mn>
            </mrow>
            <mo stretchy="false">)</mo>
          </mrow>
        </mrow>
      </mfrac>
      <mi/>
      <msup>
        <mfenced open="(" close=")">
          <mrow>
            <mfrac>
              <mi>z</mi>
              <mn>2</mn>
            </mfrac>
          </mrow>
        </mfenced>
        <mrow>
          <mn>2</mn>
          <mi>k</mi>
        </mrow>
      </msup>
    </mrow>
    <annotation encoding="StarMath 5.0">J _v (z) 
~=~ 
left ( 
 z over 2 
right ) ^v 
` 
sum from {k = 0} to infinity 
` 
{(-1) ^k} 
 over 
{
 k "!"  ` 
 %iGAMMA 
 ( 
  k ~+~ v ~+~ 1
 ) 
} 
` 
left ( 
 z over 2 
right ) ^{2 k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2:48:29.407000000</meta:creation-date>
    <meta:generator>LibreOffice/4.1.4.2$Windows_x86 LibreOffice_project/0a0440ccc0227ad9829de5f46be37cfb6edcf72</meta:generator>
  </office:meta>
</office:document-meta>
</file>